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ashScreen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lashScreen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SplashScree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ashScreen.SplashScreen( ImageIcon i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setText( String t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actionPerformed( ActionEvent 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lashScreen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ashScreen.init( ImageIcon im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plashScreen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